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>
      <style:table-cell-properties fo:background-color="#cccccc"/>
    </style:style>
    <style:style style:name="ce4" style:family="table-cell" style:parent-style-name="Default" style:data-style-name="N1"/>
    <style:style style:name="ce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7">
      <style:table-cell-properties fo:border-bottom="none" fo:border-left="0.99pt solid #000000" fo:border-right="none" fo:border-top="0.99pt solid #000000"/>
    </style:style>
    <style:style style:name="ce9" style:family="table-cell" style:parent-style-name="Default" style:data-style-name="N127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127">
      <style:table-cell-properties fo:border-bottom="0.99pt solid #000000" fo:border-left="0.99pt solid #000000" fo:border-right="none" fo:border-top="none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7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7">
      <style:table-cell-properties fo:border-bottom="none" fo:border-left="none" fo:border-right="0.99pt solid #000000" fo:border-top="none"/>
    </style:style>
    <style:style style:name="ce16" style:family="table-cell" style:parent-style-name="Default" style:data-style-name="N127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fo:border-bottom="none" fo:border-left="none" fo:border-right="none" fo:border-top="0.99pt solid #000000"/>
    </style:style>
    <style:style style:name="ce1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2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24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style:rotation-angle="9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  <style:text-properties style:font-name="Consolas" fo:font-size="14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Consolas" fo:font-size="14pt" style:font-size-asian="14pt" style:font-size-complex="14pt" fo:font-weight="bold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Consolas" fo:font-size="14pt" style:font-size-asian="14pt" style:font-size-complex="14pt" fo:font-weight="bold" style:font-weight-asian="bold" style:font-weight-complex="bold" fo:color="#0000ff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4pt" style:font-size-complex="14pt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4pt" style:font-size-complex="14pt" style:font-weight-asian="bold" style:font-weight-complex="bold" fo:color="#0000ff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ff" fo:font-size="14pt" style:font-size-asian="14pt" style:font-size-complex="14pt" fo:font-weight="bold" style:font-weight-asian="bold" style:font-weight-complex="bold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4pt" style:font-size-asian="14pt" style:font-size-complex="14pt" fo:font-weight="bold" style:font-weight-asian="bold" style:font-weight-complex="bold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 style:font-size-asian="12pt" style:font-size-complex="12pt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346cm" svg:height="13.254cm" svg:x="31.283cm" svg:y="1.782cm">
            <draw:object draw:notify-on-update-of-ranges="Sheet1.A2:Sheet1.A2 Sheet1.A3:Sheet1.A39 Sheet1.C2:Sheet1.C2 Sheet1.C3:Sheet1.C39 Sheet1.K2:Sheet1.K2 Sheet1.K3:Sheet1.K39 Sheet1.D2:Sheet1.D2 Sheet1.D3:Sheet1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780" calcext:value-type="float">
            <text:p>780</text:p>
          </table:table-cell>
          <table:table-cell/>
          <table:table-cell table:formula="of:=90*[.B3]/(Center-Min)-90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712.018520656827" calcext:value-type="float">
            <text:p>712</text:p>
          </table:table-cell>
          <table:table-cell/>
          <table:table-cell table:formula="of:=90*[.B4]/(Center-Min)-90" office:value-type="float" office:value="-85" calcext:value-type="float">
            <text:p>-85</text:p>
          </table:table-cell>
          <table:table-cell table:formula="of:=COS([.F4]*PI()/180)" office:value-type="float" office:value="0.0871557427476581" calcext:value-type="float">
            <text:p>0.087</text:p>
          </table:table-cell>
          <table:covered-table-cell/>
          <table:table-cell table:formula="of:=ABS([.C4]-[.C3])/5" office:value-type="float" office:value="8.66666666666668" calcext:value-type="float">
            <text:p>8.7</text:p>
          </table:table-cell>
          <table:table-cell table:formula="of:=ABS([.D4]-[.D3])/5" office:value-type="float" office:value="13.5962958686347" calcext:value-type="float">
            <text:p>13.6</text:p>
          </table:table-cell>
          <table:table-cell table:formula="of:=[.G4]*(Center-Min)" office:value-type="float" office:value="43.1420926600908" calcext:value-type="float">
            <text:p>43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644.554421419794" calcext:value-type="float">
            <text:p>645</text:p>
          </table:table-cell>
          <table:table-cell/>
          <table:table-cell table:formula="of:=90*[.B5]/(Center-Min)-90" office:value-type="float" office:value="-80" calcext:value-type="float">
            <text:p>-80</text:p>
          </table:table-cell>
          <table:table-cell table:formula="of:=COS([.F5]*PI()/180)" office:value-type="float" office:value="0.17364817766693" calcext:value-type="float">
            <text:p>0.174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13.4928198474065" calcext:value-type="float">
            <text:p>13.5</text:p>
          </table:table-cell>
          <table:table-cell table:formula="of:=[.G5]*(Center-Min)" office:value-type="float" office:value="85.9558479451306" calcext:value-type="float">
            <text:p>86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formula="of:=([.A6]-[.$A$3])/ABS(Left_Angle)*(Center-Min)" office:value-type="float" office:value="82.5" calcext:value-type="float">
            <text:p>83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578.121144820034" calcext:value-type="float">
            <text:p>578</text:p>
          </table:table-cell>
          <table:table-cell/>
          <table:table-cell table:formula="of:=90*[.B6]/(Center-Min)-90" office:value-type="float" office:value="-75" calcext:value-type="float">
            <text:p>-75</text:p>
          </table:table-cell>
          <table:table-cell table:formula="of:=COS([.F6]*PI()/180)" office:value-type="float" office:value="0.258819045102521" calcext:value-type="float">
            <text:p>0.259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13.2866553199521" calcext:value-type="float">
            <text:p>13.3</text:p>
          </table:table-cell>
          <table:table-cell table:formula="of:=[.G6]*(Center-Min)" office:value-type="float" office:value="128.115427325748" calcext:value-type="float">
            <text:p>128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513.224288205978" calcext:value-type="float">
            <text:p>513</text:p>
          </table:table-cell>
          <table:table-cell/>
          <table:table-cell table:formula="of:=90*[.B7]/(Center-Min)-90" office:value-type="float" office:value="-70" calcext:value-type="float">
            <text:p>-70</text:p>
          </table:table-cell>
          <table:table-cell table:formula="of:=COS([.F7]*PI()/180)" office:value-type="float" office:value="0.342020143325669" calcext:value-type="float">
            <text:p>0.342</text:p>
          </table:table-cell>
          <table:covered-table-cell/>
          <table:table-cell table:formula="of:=ABS([.C7]-[.C6])/5" office:value-type="float" office:value="8.66666666666668" calcext:value-type="float">
            <text:p>8.7</text:p>
          </table:table-cell>
          <table:table-cell table:formula="of:=ABS([.D7]-[.D6])/5" office:value-type="float" office:value="12.9793713228111" calcext:value-type="float">
            <text:p>13.0</text:p>
          </table:table-cell>
          <table:table-cell table:formula="of:=[.G7]*(Center-Min)" office:value-type="float" office:value="169.299970946206" calcext:value-type="float">
            <text:p>169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450.357755842254" calcext:value-type="float">
            <text:p>450</text:p>
          </table:table-cell>
          <table:table-cell/>
          <table:table-cell table:formula="of:=90*[.B8]/(Center-Min)-90" office:value-type="float" office:value="-65" calcext:value-type="float">
            <text:p>-65</text:p>
          </table:table-cell>
          <table:table-cell table:formula="of:=COS([.F8]*PI()/180)" office:value-type="float" office:value="0.422618261740699" calcext:value-type="float">
            <text:p>0.423</text:p>
          </table:table-cell>
          <table:covered-table-cell/>
          <table:table-cell table:formula="of:=ABS([.C8]-[.C7])/5" office:value-type="float" office:value="8.66666666666665" calcext:value-type="float">
            <text:p>8.7</text:p>
          </table:table-cell>
          <table:table-cell table:formula="of:=ABS([.D8]-[.D7])/5" office:value-type="float" office:value="12.5733064727448" calcext:value-type="float">
            <text:p>12.6</text:p>
          </table:table-cell>
          <table:table-cell table:formula="of:=[.G8]*(Center-Min)" office:value-type="float" office:value="209.196039561646" calcext:value-type="float">
            <text:p>209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390" calcext:value-type="float">
            <text:p>390</text:p>
          </table:table-cell>
          <table:table-cell/>
          <table:table-cell table:formula="of:=90*[.B9]/(Center-Min)-90" office:value-type="float" office:value="-60" calcext:value-type="float">
            <text:p>-60</text:p>
          </table:table-cell>
          <table:table-cell table:formula="of:=COS([.F9]*PI()/180)" office:value-type="float" office:value="0.5" calcext:value-type="float">
            <text:p>0.500</text:p>
          </table:table-cell>
          <table:covered-table-cell/>
          <table:table-cell table:formula="of:=ABS([.C9]-[.C8])/5" office:value-type="float" office:value="8.66666666666668" calcext:value-type="float">
            <text:p>8.7</text:p>
          </table:table-cell>
          <table:table-cell table:formula="of:=ABS([.D9]-[.D8])/5" office:value-type="float" office:value="12.0715511684509" calcext:value-type="float">
            <text:p>12.1</text:p>
          </table:table-cell>
          <table:table-cell table:formula="of:=[.G9]*(Center-Min)" office:value-type="float" office:value="247.5" calcext:value-type="float">
            <text:p>248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332.610379646184" calcext:value-type="float">
            <text:p>333</text:p>
          </table:table-cell>
          <table:table-cell/>
          <table:table-cell table:formula="of:=90*[.B10]/(Center-Min)-90" office:value-type="float" office:value="-55" calcext:value-type="float">
            <text:p>-55</text:p>
          </table:table-cell>
          <table:table-cell table:formula="of:=COS([.F10]*PI()/180)" office:value-type="float" office:value="0.573576436351046" calcext:value-type="float">
            <text:p>0.574</text:p>
          </table:table-cell>
          <table:covered-table-cell/>
          <table:table-cell table:formula="of:=ABS([.C10]-[.C9])/5" office:value-type="float" office:value="8.66666666666666" calcext:value-type="float">
            <text:p>8.7</text:p>
          </table:table-cell>
          <table:table-cell table:formula="of:=ABS([.D10]-[.D9])/5" office:value-type="float" office:value="11.4779240707632" calcext:value-type="float">
            <text:p>11.5</text:p>
          </table:table-cell>
          <table:table-cell table:formula="of:=[.G10]*(Center-Min)" office:value-type="float" office:value="283.920335993768" calcext:value-type="float">
            <text:p>284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3" calcext:value-type="float">
            <text:p>433</text:p>
          </table:table-cell>
          <table:table-cell table:formula="of:=Range-Range*COS([.A11]*PI()/180)" office:value-type="float" office:value="278.625664444499" calcext:value-type="float">
            <text:p>279</text:p>
          </table:table-cell>
          <table:table-cell/>
          <table:table-cell table:formula="of:=90*[.B11]/(Center-Min)-90" office:value-type="float" office:value="-50" calcext:value-type="float">
            <text:p>-50</text:p>
          </table:table-cell>
          <table:table-cell table:formula="of:=COS([.F11]*PI()/180)" office:value-type="float" office:value="0.642787609686539" calcext:value-type="float">
            <text:p>0.643</text:p>
          </table:table-cell>
          <table:covered-table-cell/>
          <table:table-cell table:formula="of:=ABS([.C11]-[.C10])/5" office:value-type="float" office:value="8.66666666666666" calcext:value-type="float">
            <text:p>8.7</text:p>
          </table:table-cell>
          <table:table-cell table:formula="of:=ABS([.D11]-[.D10])/5" office:value-type="float" office:value="10.7969430403369" calcext:value-type="float">
            <text:p>10.8</text:p>
          </table:table-cell>
          <table:table-cell table:formula="of:=[.G11]*(Center-Min)" office:value-type="float" office:value="318.179866794837" calcext:value-type="float">
            <text:p>318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228.456710674493" calcext:value-type="float">
            <text:p>228</text:p>
          </table:table-cell>
          <table:table-cell/>
          <table:table-cell table:formula="of:=90*[.B12]/(Center-Min)-90" office:value-type="float" office:value="-45" calcext:value-type="float">
            <text:p>-45</text:p>
          </table:table-cell>
          <table:table-cell table:formula="of:=COS([.F12]*PI()/180)" office:value-type="float" office:value="0.707106781186548" calcext:value-type="float">
            <text:p>0.707</text:p>
          </table:table-cell>
          <table:covered-table-cell/>
          <table:table-cell table:formula="of:=ABS([.C12]-[.C11])/5" office:value-type="float" office:value="8.66666666666668" calcext:value-type="float">
            <text:p>8.7</text:p>
          </table:table-cell>
          <table:table-cell table:formula="of:=ABS([.D12]-[.D11])/5" office:value-type="float" office:value="10.0337907540013" calcext:value-type="float">
            <text:p>10.0</text:p>
          </table:table-cell>
          <table:table-cell table:formula="of:=[.G12]*(Center-Min)" office:value-type="float" office:value="350.017856687341" calcext:value-type="float">
            <text:p>350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82.485334367197" calcext:value-type="float">
            <text:p>182</text:p>
          </table:table-cell>
          <table:table-cell/>
          <table:table-cell table:formula="of:=90*[.B13]/(Center-Min)-90" office:value-type="float" office:value="-40" calcext:value-type="float">
            <text:p>-40</text:p>
          </table:table-cell>
          <table:table-cell table:formula="of:=COS([.F13]*PI()/180)" office:value-type="float" office:value="0.766044443118978" calcext:value-type="float">
            <text:p>0.76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9.19427526145914" calcext:value-type="float">
            <text:p>9.2</text:p>
          </table:table-cell>
          <table:table-cell table:formula="of:=[.G13]*(Center-Min)" office:value-type="float" office:value="379.191999343894" calcext:value-type="float">
            <text:p>379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3" calcext:value-type="float">
            <text:p>303</text:p>
          </table:table-cell>
          <table:table-cell table:formula="of:=Range-Range*COS([.A14]*PI()/180)" office:value-type="float" office:value="141.061405454586" calcext:value-type="float">
            <text:p>141</text:p>
          </table:table-cell>
          <table:table-cell/>
          <table:table-cell table:formula="of:=90*[.B14]/(Center-Min)-90" office:value-type="float" office:value="-35" calcext:value-type="float">
            <text:p>-35</text:p>
          </table:table-cell>
          <table:table-cell table:formula="of:=COS([.F14]*PI()/180)" office:value-type="float" office:value="0.819152044288992" calcext:value-type="float">
            <text:p>0.81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8.28478578252216" calcext:value-type="float">
            <text:p>8.3</text:p>
          </table:table-cell>
          <table:table-cell table:formula="of:=[.G14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104.500185048138" calcext:value-type="float">
            <text:p>105</text:p>
          </table:table-cell>
          <table:table-cell/>
          <table:table-cell table:formula="of:=90*[.B15]/(Center-Min)-90" office:value-type="float" office:value="-30" calcext:value-type="float">
            <text:p>-30</text:p>
          </table:table-cell>
          <table:table-cell table:formula="of:=COS([.F15]*PI()/180)" office:value-type="float" office:value="0.866025403784439" calcext:value-type="float">
            <text:p>0.866</text:p>
          </table:table-cell>
          <table:covered-table-cell/>
          <table:table-cell table:formula="of:=ABS([.C15]-[.C14])/5" office:value-type="float" office:value="8.66666666666666" calcext:value-type="float">
            <text:p>8.7</text:p>
          </table:table-cell>
          <table:table-cell table:formula="of:=ABS([.D15]-[.D14])/5" office:value-type="float" office:value="7.31224408128971" calcext:value-type="float">
            <text:p>7.3</text:p>
          </table:table-cell>
          <table:table-cell table:formula="of:=[.G15]*(Center-Min)" office:value-type="float" office:value="428.682574873297" calcext:value-type="float">
            <text:p>429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73.0799261114131" calcext:value-type="float">
            <text:p>73</text:p>
          </table:table-cell>
          <table:table-cell/>
          <table:table-cell table:formula="of:=90*[.B16]/(Center-Min)-90" office:value-type="float" office:value="-25" calcext:value-type="float">
            <text:p>-25</text:p>
          </table:table-cell>
          <table:table-cell table:formula="of:=COS([.F16]*PI()/180)" office:value-type="float" office:value="0.90630778703665" calcext:value-type="float">
            <text:p>0.906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6.28405178734495" calcext:value-type="float">
            <text:p>6.3</text:p>
          </table:table-cell>
          <table:table-cell table:formula="of:=[.G16]*(Center-Min)" office:value-type="float" office:value="448.622354583142" calcext:value-type="float">
            <text:p>449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3" calcext:value-type="float">
            <text:p>173</text:p>
          </table:table-cell>
          <table:table-cell table:formula="of:=Range-Range*COS([.A17]*PI()/180)" office:value-type="float" office:value="47.0397557869915" calcext:value-type="float">
            <text:p>47</text:p>
          </table:table-cell>
          <table:table-cell/>
          <table:table-cell table:formula="of:=90*[.B17]/(Center-Min)-90" office:value-type="float" office:value="-20" calcext:value-type="float">
            <text:p>-20</text:p>
          </table:table-cell>
          <table:table-cell table:formula="of:=COS([.F17]*PI()/180)" office:value-type="float" office:value="0.939692620785908" calcext:value-type="float">
            <text:p>0.940</text:p>
          </table:table-cell>
          <table:covered-table-cell/>
          <table:table-cell table:formula="of:=ABS([.C17]-[.C16])/5" office:value-type="float" office:value="8.66666666666668" calcext:value-type="float">
            <text:p>8.7</text:p>
          </table:table-cell>
          <table:table-cell table:formula="of:=ABS([.D17]-[.D16])/5" office:value-type="float" office:value="5.20803406488433" calcext:value-type="float">
            <text:p>5.2</text:p>
          </table:table-cell>
          <table:table-cell table:formula="of:=[.G17]*(Center-Min)" office:value-type="float" office:value="465.147847289025" calcext:value-type="float">
            <text:p>465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26.5778554945267" calcext:value-type="float">
            <text:p>27</text:p>
          </table:table-cell>
          <table:table-cell/>
          <table:table-cell table:formula="of:=90*[.B18]/(Center-Min)-90" office:value-type="float" office:value="-15" calcext:value-type="float">
            <text:p>-15</text:p>
          </table:table-cell>
          <table:table-cell table:formula="of:=COS([.F18]*PI()/180)" office:value-type="float" office:value="0.965925826289068" calcext:value-type="float">
            <text:p>0.966</text:p>
          </table:table-cell>
          <table:covered-table-cell/>
          <table:table-cell table:formula="of:=ABS([.C18]-[.C17])/5" office:value-type="float" office:value="8.66666666666666" calcext:value-type="float">
            <text:p>8.7</text:p>
          </table:table-cell>
          <table:table-cell table:formula="of:=ABS([.D18]-[.D17])/5" office:value-type="float" office:value="4.09238005849295" calcext:value-type="float">
            <text:p>4.1</text:p>
          </table:table-cell>
          <table:table-cell table:formula="of:=[.G18]*(Center-Min)" office:value-type="float" office:value="478.133284013089" calcext:value-type="float">
            <text:p>478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67" calcext:value-type="float">
            <text:p>87</text:p>
          </table:table-cell>
          <table:table-cell table:formula="of:=Range-Range*COS([.A19]*PI()/180)" office:value-type="float" office:value="11.8499526504777" calcext:value-type="float">
            <text:p>12</text:p>
          </table:table-cell>
          <table:table-cell/>
          <table:table-cell table:formula="of:=90*[.B19]/(Center-Min)-90" office:value-type="float" office:value="-10" calcext:value-type="float">
            <text:p>-10</text:p>
          </table:table-cell>
          <table:table-cell table:formula="of:=COS([.F19]*PI()/180)" office:value-type="float" office:value="0.984807753012208" calcext:value-type="float">
            <text:p>0.985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2.9455805688098" calcext:value-type="float">
            <text:p>2.9</text:p>
          </table:table-cell>
          <table:table-cell table:formula="of:=[.G19]*(Center-Min)" office:value-type="float" office:value="487.479837741043" calcext:value-type="float">
            <text:p>487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3" calcext:value-type="float">
            <text:p>43</text:p>
          </table:table-cell>
          <table:table-cell table:formula="of:=Range-Range*COS([.A20]*PI()/180)" office:value-type="float" office:value="2.96813548843852" calcext:value-type="float">
            <text:p>3</text:p>
          </table:table-cell>
          <table:table-cell/>
          <table:table-cell table:formula="of:=90*[.B20]/(Center-Min)-90" office:value-type="float" office:value="-5" calcext:value-type="float">
            <text:p>-5</text:p>
          </table:table-cell>
          <table:table-cell table:formula="of:=COS([.F20]*PI()/180)" office:value-type="float" office:value="0.996194698091746" calcext:value-type="float">
            <text:p>0.996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77636343240783" calcext:value-type="float">
            <text:p>1.8</text:p>
          </table:table-cell>
          <table:table-cell table:formula="of:=[.G20]*(Center-Min)" office:value-type="float" office:value="493.116375555414" calcext:value-type="float">
            <text:p>493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90*[.B21]/(Center-Min)-90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3" calcext:value-type="float">
            <text:p>43</text:p>
          </table:table-cell>
          <table:table-cell table:formula="of:=Range-Range*COS([.A22]*PI()/180)" office:value-type="float" office:value="2.96813548843852" calcext:value-type="float">
            <text:p>3</text:p>
          </table:table-cell>
          <table:table-cell/>
          <table:table-cell table:formula="of:=90*([.B22]-Center)/(Max-Center)" office:value-type="float" office:value="5" calcext:value-type="float">
            <text:p>5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7" calcext:value-type="float">
            <text:p>87</text:p>
          </table:table-cell>
          <table:table-cell table:formula="of:=Range-Range*COS([.A23]*PI()/180)" office:value-type="float" office:value="11.8499526504777" calcext:value-type="float">
            <text:p>12</text:p>
          </table:table-cell>
          <table:table-cell/>
          <table:table-cell table:formula="of:=90*([.B23]-Center)/(Max-Center)" office:value-type="float" office:value="9.99999999999999" calcext:value-type="float">
            <text:p>9.99999999999999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26.5778554945267" calcext:value-type="float">
            <text:p>27</text:p>
          </table:table-cell>
          <table:table-cell/>
          <table:table-cell table:formula="of:=90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47.0397557869915" calcext:value-type="float">
            <text:p>47</text:p>
          </table:table-cell>
          <table:table-cell/>
          <table:table-cell table:formula="of:=90*([.B25]-Center)/(Max-Center)" office:value-type="float" office:value="20" calcext:value-type="float">
            <text:p>20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formula="of:=ABS([.C25]-[.C24])/5" office:value-type="float" office:value="8.66666666666666" calcext:value-type="float">
            <text:p>8.7</text:p>
          </table:table-cell>
          <table:table-cell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73.0799261114131" calcext:value-type="float">
            <text:p>73</text:p>
          </table:table-cell>
          <table:table-cell/>
          <table:table-cell table:formula="of:=90*([.B26]-Center)/(Max-Center)" office:value-type="float" office:value="25" calcext:value-type="float">
            <text:p>25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104.500185048138" calcext:value-type="float">
            <text:p>105</text:p>
          </table:table-cell>
          <table:table-cell/>
          <table:table-cell table:formula="of:=90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141.061405454586" calcext:value-type="float">
            <text:p>141</text:p>
          </table:table-cell>
          <table:table-cell/>
          <table:table-cell table:formula="of:=90*([.B28]-Center)/(Max-Center)" office:value-type="float" office:value="35" calcext:value-type="float">
            <text:p>35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7" calcext:value-type="float">
            <text:p>347</text:p>
          </table:table-cell>
          <table:table-cell table:formula="of:=Range-Range*COS([.A29]*PI()/180)" office:value-type="float" office:value="182.485334367197" calcext:value-type="float">
            <text:p>182</text:p>
          </table:table-cell>
          <table:table-cell/>
          <table:table-cell table:formula="of:=90*([.B29]-Center)/(Max-Center)" office:value-type="float" office:value="40" calcext:value-type="float">
            <text:p>40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formula="of:=ABS([.C29]-[.C28])/5" office:value-type="float" office:value="8.66666666666666" calcext:value-type="float">
            <text:p>8.7</text:p>
          </table:table-cell>
          <table:table-cell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228.456710674493" calcext:value-type="float">
            <text:p>228</text:p>
          </table:table-cell>
          <table:table-cell/>
          <table:table-cell table:formula="of:=90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formula="of:=ABS([.C30]-[.C29])/5" office:value-type="float" office:value="8.66666666666668" calcext:value-type="float">
            <text:p>8.7</text:p>
          </table:table-cell>
          <table:table-cell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278.625664444499" calcext:value-type="float">
            <text:p>279</text:p>
          </table:table-cell>
          <table:table-cell/>
          <table:table-cell table:formula="of:=90*([.B31]-Center)/(Max-Center)" office:value-type="float" office:value="50" calcext:value-type="float">
            <text:p>50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332.610379646184" calcext:value-type="float">
            <text:p>333</text:p>
          </table:table-cell>
          <table:table-cell/>
          <table:table-cell table:formula="of:=90*([.B32]-Center)/(Max-Center)" office:value-type="float" office:value="55" calcext:value-type="float">
            <text:p>55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formula="of:=ABS([.C32]-[.C31])/5" office:value-type="float" office:value="8.66666666666666" calcext:value-type="float">
            <text:p>8.7</text:p>
          </table:table-cell>
          <table:table-cell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390" calcext:value-type="float">
            <text:p>390</text:p>
          </table:table-cell>
          <table:table-cell/>
          <table:table-cell table:formula="of:=90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formula="of:=ABS([.C33]-[.C32])/5" office:value-type="float" office:value="8.66666666666666" calcext:value-type="float">
            <text:p>8.7</text:p>
          </table:table-cell>
          <table:table-cell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450.357755842254" calcext:value-type="float">
            <text:p>450</text:p>
          </table:table-cell>
          <table:table-cell/>
          <table:table-cell table:formula="of:=90*([.B34]-Center)/(Max-Center)" office:value-type="float" office:value="65" calcext:value-type="float">
            <text:p>65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513.224288205978" calcext:value-type="float">
            <text:p>513</text:p>
          </table:table-cell>
          <table:table-cell/>
          <table:table-cell table:formula="of:=90*([.B35]-Center)/(Max-Center)" office:value-type="float" office:value="70" calcext:value-type="float">
            <text:p>70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formula="of:=ABS([.C35]-[.C34])/5" office:value-type="float" office:value="8.66666666666665" calcext:value-type="float">
            <text:p>8.7</text:p>
          </table:table-cell>
          <table:table-cell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578.121144820034" calcext:value-type="float">
            <text:p>578</text:p>
          </table:table-cell>
          <table:table-cell/>
          <table:table-cell table:formula="of:=90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formula="of:=(([.A37]-[.$A$21])/Right_Angle*(Max-Center)+Center)" office:value-type="float" office:value="748.333333333333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644.554421419794" calcext:value-type="float">
            <text:p>645</text:p>
          </table:table-cell>
          <table:table-cell/>
          <table:table-cell table:formula="of:=90*([.B37]-Center)/(Max-Center)" office:value-type="float" office:value="80" calcext:value-type="float">
            <text:p>80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formula="of:=ABS([.C37]-[.C36])/5" office:value-type="float" office:value="8.66666666666665" calcext:value-type="float">
            <text:p>8.7</text:p>
          </table:table-cell>
          <table:table-cell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712.018520656827" calcext:value-type="float">
            <text:p>712</text:p>
          </table:table-cell>
          <table:table-cell/>
          <table:table-cell table:formula="of:=90*([.B38]-Center)/(Max-Center)" office:value-type="float" office:value="85" calcext:value-type="float">
            <text:p>85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780" calcext:value-type="float">
            <text:p>780</text:p>
          </table:table-cell>
          <table:table-cell/>
          <table:table-cell table:formula="of:=90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formula="of:=ABS([.C39]-[.C38])/5" office:value-type="float" office:value="8.66666666666668" calcext:value-type="float">
            <text:p>8.7</text:p>
          </table:table-cell>
          <table:table-cell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90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'=90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</table:table>
      <table:named-expressions>
        <table:named-range table:name="Center" table:base-cell-address="$Sheet1.$B$21" table:cell-range-address="$Sheet1.$B$21"/>
        <table:named-range table:name="Left_Angle" table:base-cell-address="$Sheet1.$A$3" table:cell-range-address="$Sheet1.$A$3"/>
        <table:named-range table:name="Max" table:base-cell-address="$Sheet1.$B$39" table:cell-range-address="$Sheet1.$B$39"/>
        <table:named-range table:name="Min" table:base-cell-address="$Sheet1.$B$3" table:cell-range-address="$Sheet1.$B$3"/>
        <table:named-range table:name="Range" table:base-cell-address="$Sheet1.$B$1" table:cell-range-address="$Sheet1.$B$1"/>
        <table:named-range table:name="Right_Angle" table:base-cell-address="$Sheet1.$A$39" table:cell-range-address="$Sheet1.$A$39"/>
        <table:named-range table:name="sMIN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07:25:51.955000000</meta:creation-date>
    <dc:date>2020-11-07T10:31:53.542000000</dc:date>
    <meta:editing-duration>PT21M8S</meta:editing-duration>
    <meta:editing-cycles>10</meta:editing-cycles>
    <meta:generator>LibreOffice/7.0.3.1$Windows_X86_64 LibreOffice_project/d7547858d014d4cf69878db179d326fc3483e082</meta:generator>
    <meta:document-statistic meta:table-count="1" meta:cell-count="3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style-name="ch1">
        <chart:title svg:x="4.65cm" svg:y="0.636cm" chart:style-name="ch2">
          <text:p>Steering Wheel</text:p>
        </chart:title>
        <chart:subtitle svg:x="10.58cm" svg:y="0.754cm" chart:style-name="ch3">
          <text:p>Linear vs Cosine</text:p>
        </chart:subtitle>
        <chart:legend chart:legend-position="end" svg:x="6.36cm" svg:y="2.897cm" style:legend-expansion="custom" svg:width="5.526cm" svg:height="1.19cm" style:legend-expansion-aspect-ratio="4.6436974789916" chart:style-name="ch4"/>
        <chart:plot-area chart:style-name="ch5" table:cell-range-address="Sheet1.A2:Sheet1.A39 Sheet1.C2:Sheet1.D39 Sheet1.K2:Sheet1.K39" chart:data-source-has-labels="both" svg:x="0.449cm" svg:y="0.277cm" svg:width="16.481cm" svg:height="12.146cm">
          <chart:coordinate-region svg:x="1.256cm" svg:y="0.476cm" svg:width="15.534cm" svg:height="11.081cm"/>
          <chart:axis chart:dimension="x" chart:name="primary-x" chart:style-name="ch6" chartooo:axis-type="auto">
            <chartooo:date-scale/>
            <chart:title svg:x="7.433cm" svg:y="12.464cm" chart:style-name="ch7">
              <text:p>Angle (degrees)</text:p>
            </chart:title>
            <chart:categories table:cell-range-address="Sheet1.A3:Sheet1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Sheet1.C3:Sheet1.C39" chart:label-cell-address="Sheet1.C2:Sheet1.C2" chart:class="chart:line">
            <chart:data-point chart:repeated="37"/>
          </chart:series>
          <chart:series chart:style-name="ch12" chart:values-cell-range-address="Sheet1.K3:Sheet1.K39" chart:label-cell-address="Sheet1.K2:Sheet1.K2" chart:class="chart:line">
            <chart:data-point chart:repeated="37"/>
          </chart:series>
          <chart:series chart:style-name="ch13" chart:values-cell-range-address="Sheet1.D3:Sheet1.D39" chart:label-cell-address="Sheet1.D2:Sheet1.D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C2:Sheet1.C2</svg:desc>
                </draw:g>
              </table:table-cell>
              <table:table-cell office:value-type="string">
                <text:p>Calculated Cosine</text:p>
                <draw:g>
                  <svg:desc>Sheet1.K2:Sheet1.K2</svg:desc>
                </draw:g>
              </table:table-cell>
              <table:table-cell office:value-type="string">
                <text:p>Range – Range x Cos(angle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Sheet1.A3:Sheet1.A39</svg:desc>
                </draw:g>
              </table:table-cell>
              <table:table-cell office:value-type="float" office:value="780">
                <text:p>780</text:p>
                <draw:g>
                  <svg:desc>Sheet1.C3:Sheet1.C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Sheet1.K3:Sheet1.K39</svg:desc>
                </draw:g>
              </table:table-cell>
              <table:table-cell office:value-type="float" office:value="780">
                <text:p>780</text:p>
                <draw:g>
                  <svg:desc>Sheet1.D3:Sheet1.D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3.1420926600908">
                <text:p>43.1420926600908</text:p>
              </table:table-cell>
              <table:table-cell office:value-type="float" office:value="712.018520656827">
                <text:p>712.018520656827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85.9558479451306">
                <text:p>85.9558479451306</text:p>
              </table:table-cell>
              <table:table-cell office:value-type="float" office:value="644.554421419794">
                <text:p>644.554421419794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128.115427325748">
                <text:p>128.115427325748</text:p>
              </table:table-cell>
              <table:table-cell office:value-type="float" office:value="578.121144820034">
                <text:p>578.121144820034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169.299970946206">
                <text:p>169.299970946206</text:p>
              </table:table-cell>
              <table:table-cell office:value-type="float" office:value="513.224288205978">
                <text:p>513.224288205978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09.196039561646">
                <text:p>209.196039561646</text:p>
              </table:table-cell>
              <table:table-cell office:value-type="float" office:value="450.357755842254">
                <text:p>450.35775584225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247.5">
                <text:p>247.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83.920335993768">
                <text:p>283.920335993768</text:p>
              </table:table-cell>
              <table:table-cell office:value-type="float" office:value="332.610379646184">
                <text:p>332.610379646184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318.179866794837">
                <text:p>318.179866794837</text:p>
              </table:table-cell>
              <table:table-cell office:value-type="float" office:value="278.625664444499">
                <text:p>278.625664444499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350.017856687341">
                <text:p>350.017856687341</text:p>
              </table:table-cell>
              <table:table-cell office:value-type="float" office:value="228.456710674493">
                <text:p>228.45671067449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379.191999343894">
                <text:p>379.191999343894</text:p>
              </table:table-cell>
              <table:table-cell office:value-type="float" office:value="182.485334367197">
                <text:p>182.485334367197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405.480261923051">
                <text:p>405.480261923051</text:p>
              </table:table-cell>
              <table:table-cell office:value-type="float" office:value="141.061405454586">
                <text:p>141.06140545458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428.682574873297">
                <text:p>428.682574873297</text:p>
              </table:table-cell>
              <table:table-cell office:value-type="float" office:value="104.500185048138">
                <text:p>104.500185048138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8.622354583142">
                <text:p>448.622354583142</text:p>
              </table:table-cell>
              <table:table-cell office:value-type="float" office:value="73.0799261114131">
                <text:p>73.079926111413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65.147847289025">
                <text:p>465.147847289025</text:p>
              </table:table-cell>
              <table:table-cell office:value-type="float" office:value="47.0397557869915">
                <text:p>47.039755786991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478.133284013089">
                <text:p>478.133284013089</text:p>
              </table:table-cell>
              <table:table-cell office:value-type="float" office:value="26.5778554945267">
                <text:p>26.57785549452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487.479837741043">
                <text:p>487.479837741043</text:p>
              </table:table-cell>
              <table:table-cell office:value-type="float" office:value="11.8499526504777">
                <text:p>11.849952650477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93.116375555414">
                <text:p>493.116375555414</text:p>
              </table:table-cell>
              <table:table-cell office:value-type="float" office:value="2.96813548843852">
                <text:p>2.968135488438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96.084511043853">
                <text:p>496.084511043853</text:p>
              </table:table-cell>
              <table:table-cell office:value-type="float" office:value="2.96813548843852">
                <text:p>2.9681354884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499.329790391521">
                <text:p>499.329790391521</text:p>
              </table:table-cell>
              <table:table-cell office:value-type="float" office:value="11.8499526504777">
                <text:p>11.84995265047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504.711139507616">
                <text:p>504.711139507616</text:p>
              </table:table-cell>
              <table:table-cell office:value-type="float" office:value="26.5778554945267">
                <text:p>26.57785549452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512.187603076016">
                <text:p>512.187603076016</text:p>
              </table:table-cell>
              <table:table-cell office:value-type="float" office:value="47.0397557869915">
                <text:p>47.03975578699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521.702280694555">
                <text:p>521.702280694555</text:p>
              </table:table-cell>
              <table:table-cell office:value-type="float" office:value="73.0799261114131">
                <text:p>73.07992611141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533.182759921435">
                <text:p>533.182759921435</text:p>
              </table:table-cell>
              <table:table-cell office:value-type="float" office:value="104.500185048138">
                <text:p>104.5001850481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546.541667377637">
                <text:p>546.541667377637</text:p>
              </table:table-cell>
              <table:table-cell office:value-type="float" office:value="141.061405454586">
                <text:p>141.0614054545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561.677333711091">
                <text:p>561.677333711091</text:p>
              </table:table-cell>
              <table:table-cell office:value-type="float" office:value="182.485334367197">
                <text:p>182.4853343671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578.474567361834">
                <text:p>578.474567361834</text:p>
              </table:table-cell>
              <table:table-cell office:value-type="float" office:value="228.456710674493">
                <text:p>228.456710674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596.805531239336">
                <text:p>596.805531239336</text:p>
              </table:table-cell>
              <table:table-cell office:value-type="float" office:value="278.625664444499">
                <text:p>278.6256644444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616.530715639952">
                <text:p>616.530715639952</text:p>
              </table:table-cell>
              <table:table-cell office:value-type="float" office:value="332.610379646184">
                <text:p>332.6103796461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637.5">
                <text:p>637.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659.553795403901">
                <text:p>659.553795403901</text:p>
              </table:table-cell>
              <table:table-cell office:value-type="float" office:value="450.357755842254">
                <text:p>450.3577558422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682.524259152184">
                <text:p>682.524259152184</text:p>
              </table:table-cell>
              <table:table-cell office:value-type="float" office:value="513.224288205978">
                <text:p>513.2242882059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706.236572145782">
                <text:p>706.236572145782</text:p>
              </table:table-cell>
              <table:table-cell office:value-type="float" office:value="578.121144820034">
                <text:p>578.1211448200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730.510269364925">
                <text:p>730.510269364925</text:p>
              </table:table-cell>
              <table:table-cell office:value-type="float" office:value="644.554421419794">
                <text:p>644.5544214197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55.160613316918">
                <text:p>755.160613316918</text:p>
              </table:table-cell>
              <table:table-cell office:value-type="float" office:value="712.018520656827">
                <text:p>712.0185206568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